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8958ED35.gif"/>
  <manifest:file-entry manifest:media-type="" manifest:full-path="Pictures/2000000700005AF400002B1AF786482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25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11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12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3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5" style:family="table-cell" style:parent-style-name="Default">
      <style:table-cell-properties fo:background-color="#9999ff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20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25" style:family="table-cell" style:parent-style-name="Default">
      <style:table-cell-properties fo:border-bottom="none" fo:background-color="#e6e6ff" fo:border-left="none" fo:border-right="none" fo:border-top="0.0008in solid #000000"/>
      <style:text-properties style:font-name="Wingdings" style:font-name-asian="Wingdings" style:font-name-complex="Wingdings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fo:border-left="none" fo:border-right="none" fo:border-top="0.0008in solid #000000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3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33" style:family="table-cell" style:parent-style-name="Default">
      <style:table-cell-properties fo:border-bottom="0.0008in solid #000000" fo:background-color="#cccccc" fo:border-left="none" fo:border-right="none" fo:border-top="0.0008in solid #000000" style:vertical-align="middle"/>
    </style:style>
    <style:style style:name="ce34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35" style:family="table-cell" style:parent-style-name="Default">
      <style:table-cell-properties fo:border-bottom="0.0008in solid #000000" fo:background-color="#cccccc" fo:border-left="none" fo:border-right="0.0008in solid #000000" fo:border-top="0.0008in solid #000000" style:vertical-align="middle"/>
    </style:style>
    <style:style style:name="ce3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0008in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008in solid #000000" fo:background-color="#ffcc99" fo:border-left="none" fo:border-right="0.0071in solid #000000" fo:border-top="0.0008in solid #000000"/>
    </style:style>
    <style:style style:name="ce41" style:family="table-cell" style:parent-style-name="Default">
      <style:table-cell-properties fo:border-bottom="0.0008in solid #000000" fo:border-left="none" fo:border-right="none" fo:border-top="none"/>
    </style:style>
    <style:style style:name="ce42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4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4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45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4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9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008in solid #000000" fo:background-color="#9999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1" style:family="table-cell" style:parent-style-name="Default">
      <style:table-cell-properties fo:background-color="transparent" fo:border="none"/>
    </style:style>
    <style:style style:name="ce52" style:family="table-cell" style:parent-style-name="Default">
      <style:table-cell-properties fo:border-bottom="0.0008in solid #000000" fo:border-left="none" fo:border-right="none" fo:border-top="0.0008in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57" style:family="table-cell" style:parent-style-name="Default">
      <style:table-cell-properties fo:border="0.0008in solid #000000"/>
      <style:text-properties style:font-name="Wingdings" style:font-name-asian="Wingdings" style:font-name-complex="Wingdings"/>
    </style:style>
    <style:style style:name="ce58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59" style:family="table-cell" style:parent-style-name="Default">
      <style:table-cell-properties fo:background-color="transparent" fo:border="none"/>
      <style:text-properties style:font-name="Wingdings" style:font-name-asian="Wingdings" style:font-name-complex="Wingdings"/>
    </style:style>
    <style:style style:name="ce60" style:family="table-cell" style:parent-style-name="Default">
      <style:table-cell-properties fo:border-bottom="0.0346in solid #000000" fo:background-color="#b3b3b3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61" style:family="table-cell" style:parent-style-name="Default">
      <style:table-cell-properties fo:border-bottom="0.0008in solid #000000" fo:background-color="transparent" fo:border-left="none" fo:border-right="none" fo:border-top="0.0008in solid #000000"/>
    </style:style>
    <style:style style:name="ce62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63" style:family="table-cell" style:parent-style-name="Default">
      <style:table-cell-properties fo:border="0.0008in solid #000000"/>
    </style:style>
    <style:style style:name="ce64" style:family="table-cell" style:parent-style-name="Default">
      <style:table-cell-properties fo:border-bottom="0.0346in solid #000000" fo:background-color="transparent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65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</style:style>
    <style:style style:name="ce66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67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68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69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70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71" style:family="table-cell" style:parent-style-name="Default">
      <style:text-properties style:font-name="Wingdings" style:font-name-asian="Wingdings" style:font-name-complex="Wingdings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gr2" style:family="graphic">
      <style:graphic-properties draw:stroke="dash" draw:stroke-dash="Fine_20_Dashed_20__28_var_29_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dash" draw:stroke-dash="Ultrafine_20_Dashed" draw:textarea-horizontal-align="left" draw:textarea-vertical-align="top" draw:auto-grow-height="false" fo:wrap-option="wrap"/>
    </style:style>
    <style:style style:name="gr5" style:family="graphic">
      <style:graphic-properties draw:stroke="none" svg:stroke-color="#000000" draw:fill="none" draw:fill-color="#ffffff" fo:min-height="0.2091in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Wingdings"/>
    </style:style>
  </office:automatic-styles>
  <office:body>
    <office:spreadsheet>
      <table:table table:name="Layout" table:style-name="ta1" table:print-ranges="Layout.A1:Layout.AX38">
        <table:table-column table:style-name="co1" table:default-cell-style-name="Default"/>
        <table:table-column table:style-name="co1" table:default-cell-style-name="ce11"/>
        <table:table-column table:style-name="co1" table:number-columns-repeated="5" table:default-cell-style-name="ce17"/>
        <table:table-column table:style-name="co1" table:number-columns-repeated="22" table:default-cell-style-name="Default"/>
        <table:table-column table:style-name="co1" table:default-cell-style-name="ce43"/>
        <table:table-column table:style-name="co1" table:number-columns-repeated="7" table:default-cell-style-name="ce46"/>
        <table:table-column table:style-name="co2" table:default-cell-style-name="ce67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System code</text:p>
          </table:table-cell>
          <table:table-cell table:style-name="ce4" table:number-columns-repeated="3"/>
          <table:table-cell table:style-name="ce20"/>
          <table:table-cell table:style-name="ce21" office:value-type="string">
            <text:p>OOG</text:p>
          </table:table-cell>
          <table:table-cell table:style-name="ce23" table:number-columns-repeated="4"/>
          <table:table-cell table:style-name="ce1" office:value-type="string">
            <text:p>System name</text:p>
          </table:table-cell>
          <table:table-cell table:style-name="ce4" table:number-columns-repeated="3"/>
          <table:table-cell table:style-name="ce20"/>
          <table:table-cell table:style-name="ce23" office:value-type="string">
            <text:p>Open-Ones Gate</text:p>
          </table:table-cell>
          <table:table-cell table:style-name="ce23" table:number-columns-repeated="6"/>
          <table:table-cell table:style-name="ce1" office:value-type="string">
            <text:p>Screen code</text:p>
          </table:table-cell>
          <table:table-cell table:style-name="ce4" table:number-columns-repeated="2"/>
          <table:table-cell table:style-name="ce40"/>
          <table:table-cell table:style-name="ce23" office:value-type="string">
            <text:p>Layout</text:p>
          </table:table-cell>
          <table:table-cell table:style-name="ce23" table:number-columns-repeated="5"/>
          <table:table-cell table:style-name="ce48"/>
          <table:table-cell table:style-name="ce1" office:value-type="string">
            <text:p>Created date</text:p>
          </table:table-cell>
          <table:table-cell table:style-name="ce4" table:number-columns-repeated="2"/>
          <table:table-cell table:style-name="ce20"/>
          <table:table-cell table:style-name="ce62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" office:value-type="string">
            <text:p>Created by</text:p>
          </table:table-cell>
          <table:table-cell table:style-name="ce4" table:number-columns-repeated="2"/>
          <table:table-cell table:style-name="ce20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" office:value-type="string">
            <text:p>Project code</text:p>
          </table:table-cell>
          <table:table-cell table:style-name="ce4" table:number-columns-repeated="3"/>
          <table:table-cell table:style-name="ce20"/>
          <table:table-cell table:style-name="ce21" office:value-type="string">
            <text:p>OOG</text:p>
          </table:table-cell>
          <table:table-cell table:style-name="ce23" table:number-columns-repeated="4"/>
          <table:table-cell table:style-name="ce32" office:value-type="string">
            <text:p>Project name</text:p>
          </table:table-cell>
          <table:table-cell table:style-name="ce34" table:number-columns-repeated="3"/>
          <table:table-cell table:style-name="ce37"/>
          <table:table-cell table:style-name="ce23" office:value-type="string">
            <text:p>Open-Ones Gate</text:p>
          </table:table-cell>
          <table:table-cell table:style-name="ce23" table:number-columns-repeated="6"/>
          <table:table-cell table:style-name="ce1" office:value-type="string">
            <text:p>Screen name</text:p>
          </table:table-cell>
          <table:table-cell table:style-name="ce4" table:number-columns-repeated="2"/>
          <table:table-cell table:style-name="ce40"/>
          <table:table-cell table:style-name="ce23" office:value-type="string">
            <text:p>Layout</text:p>
          </table:table-cell>
          <table:table-cell table:style-name="ce23" table:number-columns-repeated="5"/>
          <table:table-cell table:style-name="ce48"/>
          <table:table-cell table:style-name="ce1" office:value-type="string">
            <text:p>Last modified</text:p>
          </table:table-cell>
          <table:table-cell table:style-name="ce4" table:number-columns-repeated="2"/>
          <table:table-cell table:style-name="ce20"/>
          <table:table-cell table:style-name="ce63" table:number-columns-spanned="4" table:number-rows-spanned="1"/>
          <table:covered-table-cell table:number-columns-repeated="3" table:style-name="ce41"/>
          <table:table-cell table:style-name="ce1" office:value-type="string">
            <text:p>Last modified by</text:p>
          </table:table-cell>
          <table:table-cell table:style-name="ce4" table:number-columns-repeated="3"/>
          <table:table-cell table:style-name="ce20"/>
          <table:table-cell table:style-name="ce21"/>
          <table:table-cell table:style-name="ce23" table:number-columns-repeated="2"/>
          <table:table-cell table:style-name="ce48"/>
          <table:table-cell table:number-columns-repeated="974"/>
        </table:table-row>
        <table:table-row table:style-name="ro1">
          <table:table-cell table:style-name="ce2"/>
          <table:table-cell table:style-name="ce5"/>
          <table:table-cell table:style-name="ce3" table:number-columns-repeated="31"/>
          <table:table-cell table:style-name="ce51" table:number-columns-repeated="2"/>
          <table:table-cell table:style-name="ce56"/>
          <table:table-cell table:style-name="ce59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6" office:value-type="string">
            <text:p>The structure of OOG's screen includes many parts.</text:p>
          </table:table-cell>
          <table:table-cell table:style-name="ce3" table:number-columns-repeated="31"/>
          <table:table-cell table:style-name="ce51" table:number-columns-repeated="2"/>
          <table:table-cell table:style-name="ce56"/>
          <table:table-cell table:style-name="ce59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6" office:value-type="string">
            <text:p>Basically, the contents of parts can be modified dynamically by Setting feature.</text:p>
          </table:table-cell>
          <table:table-cell table:style-name="ce3" table:number-columns-repeated="31"/>
          <table:table-cell table:style-name="ce51" table:number-columns-repeated="2"/>
          <table:table-cell table:style-name="ce56"/>
          <table:table-cell table:style-name="ce59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5"/>
          <table:table-cell table:style-name="ce3" table:number-columns-repeated="23"/>
          <table:table-cell table:style-name="ce3">
            <draw:custom-shape table:end-cell-address="Layout.AD8" table:end-x="0.087in" table:end-y="0.013in" draw:z-index="1" draw:style-name="gr1" draw:text-style-name="P1" svg:width="0.7717in" svg:height="0.3055in" svg:x="0.1925in" svg:y="0.063in">
              <text:p text:style-name="P1">Header</text:p>
              <draw:enhanced-geometry svg:viewBox="0 0 21600 21600" draw:mirror-horizontal="false" draw:mirror-vertical="false" draw:text-areas="800 800 20800 20800" draw:type="round-rectangular-callout" draw:modifiers="-8756.75675675676 32567.0103092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3" table:number-columns-repeated="7"/>
          <table:table-cell table:style-name="ce51" table:number-columns-repeated="2"/>
          <table:table-cell table:style-name="ce56"/>
          <table:table-cell table:style-name="ce59" table:number-columns-repeated="2"/>
          <table:table-cell/>
          <table:table-cell>
            <draw:custom-shape table:end-cell-address="Layout.AX9" table:end-x="0.1539in" table:end-y="0.115in" draw:z-index="12" draw:style-name="gr1" draw:text-style-name="P1" svg:width="2.3299in" svg:height="0.5331in" svg:x="0.0173in" svg:y="0.1154in">
              <text:p text:style-name="P1"><text:a xlink:href="#Setting">Setting</text:a><text:line-break/><text:span text:style-name="T1">(visible only for authorized user)</text:span></text:p>
              <draw:enhanced-geometry svg:viewBox="0 0 21600 21600" draw:mirror-horizontal="false" draw:mirror-vertical="false" draw:text-areas="800 800 20800 20800" draw:type="round-rectangular-callout" draw:modifiers="-2087.37962493664 17774.1697416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84"/>
        </table:table-row>
        <table:table-row table:style-name="ro1">
          <table:table-cell table:style-name="ce2"/>
          <table:table-cell table:style-name="ce5"/>
          <table:table-cell table:style-name="ce3" table:number-columns-repeated="31"/>
          <table:table-cell table:style-name="ce51" table:number-columns-repeated="2"/>
          <table:table-cell table:style-name="ce56"/>
          <table:table-cell table:style-name="ce59" table:number-columns-repeated="2"/>
          <table:table-cell table:number-columns-repeated="986"/>
        </table:table-row>
        <table:table-row table:style-name="ro1">
          <table:table-cell table:style-name="ce3">
            <draw:rect table:end-cell-address="Layout.AM11" table:end-x="0.0669in" table:end-y="0.1701in" draw:z-index="0" draw:style-name="gr2" draw:text-style-name="P1" svg:width="8.2937in" svg:height="0.6626in" svg:x="0.1374in" svg:y="0.1079in">
              <text:p/>
            </draw:rect>
          </table:table-cell>
          <table:table-cell table:style-name="ce5"/>
          <table:table-cell table:style-name="ce3" table:number-columns-repeated="31"/>
          <table:table-cell table:style-name="ce51" table:number-columns-repeated="2"/>
          <table:table-cell table:style-name="ce56"/>
          <table:table-cell table:style-name="ce59" table:number-columns-repeated="2"/>
          <table:table-cell table:number-columns-repeated="986"/>
        </table:table-row>
        <table:table-row table:style-name="ro2">
          <table:table-cell/>
          <table:table-cell table:style-name="ce7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26" office:value-type="string" table:number-columns-spanned="17" table:number-rows-spanned="2">
            <text:p>Open-Ones Groups's slogan</text:p>
          </table:table-cell>
          <table:covered-table-cell table:number-columns-repeated="16" table:style-name="ce27"/>
          <table:table-cell table:style-name="ce39" office:value-type="string" table:number-columns-spanned="8" table:number-rows-spanned="2">
            <text:p>Vùng cuộn các đơn vị tài trợ.</text:p>
          </table:table-cell>
          <table:covered-table-cell table:number-columns-repeated="7" table:style-name="ce27"/>
          <table:table-cell table:style-name="ce49"/>
          <table:table-cell table:style-name="ce52"/>
          <table:table-cell table:style-name="ce54" office:value-type="string">
            <text:p>Tiếng Việt</text:p>
          </table:table-cell>
          <table:table-cell table:style-name="ce57" office:value-type="string">
            <text:p></text:p>
          </table:table-cell>
          <table:table-cell table:style-name="ce60" office:value-type="string">
            <text:p></text:p>
          </table:table-cell>
          <table:table-cell table:style-name="ce64">
            <draw:frame table:end-cell-address="Layout.AM9" table:end-x="0.022in" table:end-y="0.2091in" draw:z-index="11" draw:name="Đồ họa 2" draw:style-name="gr3" draw:text-style-name="P1" svg:width="0.2717in" svg:height="0.2091in" svg:x="0in" svg:y="0in">
              <draw:image xlink:href="Pictures/1000020000000020000000208958ED35.gif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3">
          <table:table-cell/>
          <table:covered-table-cell table:number-columns-repeated="6" table:style-name="Default"/>
          <table:covered-table-cell/>
          <table:covered-table-cell table:style-name="ce29"/>
          <table:covered-table-cell table:number-columns-repeated="20"/>
          <table:covered-table-cell table:number-columns-repeated="3" table:style-name="Default"/>
          <table:table-cell table:style-name="ce50" office:value-type="string" table:number-columns-spanned="4" table:number-rows-spanned="1">
            <text:p>Đăng nhập</text:p>
          </table:table-cell>
          <table:covered-table-cell table:style-name="ce53"/>
          <table:covered-table-cell table:style-name="ce55"/>
          <table:covered-table-cell table:style-name="ce58"/>
          <table:table-cell table:style-name="ce61"/>
          <table:table-cell table:style-name="ce65"/>
          <table:table-cell table:number-columns-repeated="986"/>
        </table:table-row>
        <table:table-row table:style-name="ro1">
          <table:table-cell>
            <draw:rect table:end-cell-address="Layout.AD13" table:end-x="0.0071in" table:end-y="0.1091in" draw:z-index="2" draw:style-name="gr2" draw:text-style-name="P1" svg:width="6.2295in" svg:height="0.3138in" svg:x="0.1374in" svg:y="0.1508in">
              <text:p/>
            </draw:rect>
          </table:table-cell>
          <table:covered-table-cell table:style-name="ce8"/>
          <table:covered-table-cell table:number-columns-repeated="5" table:style-name="Default"/>
          <table:table-cell table:style-name="ce27"/>
          <table:table-cell table:style-name="ce23" table:number-columns-repeated="7"/>
          <table:table-cell table:style-name="ce38" office:value-type="string">
            <text:p>Dòng chạy tin nổi bật của Open-Ones Group, các tin tức IT quan trọng</text:p>
          </table:table-cell>
          <table:table-cell table:style-name="ce23" table:number-columns-repeated="21"/>
          <table:table-cell table:style-name="ce48"/>
          <table:table-cell table:number-columns-repeated="986"/>
        </table:table-row>
        <table:table-row table:style-name="ro1">
          <table:table-cell/>
          <table:table-cell table:style-name="ce9" office:value-type="string" table:number-columns-spanned="4" table:number-rows-spanned="1">
            <text:p>Giới thiệu</text:p>
          </table:table-cell>
          <table:covered-table-cell table:number-columns-repeated="3" table:style-name="ce15"/>
          <table:table-cell table:style-name="ce22" office:value-type="string" table:number-columns-spanned="4" table:number-rows-spanned="1">
            <text:p>Sản phẩm</text:p>
          </table:table-cell>
          <table:covered-table-cell table:number-columns-repeated="2" table:style-name="ce24"/>
          <table:covered-table-cell table:style-name="ce30"/>
          <table:table-cell table:style-name="ce31" office:value-type="string" table:number-columns-spanned="4" table:number-rows-spanned="1">
            <text:p>Dịch vụ</text:p>
          </table:table-cell>
          <table:covered-table-cell table:number-columns-repeated="2" table:style-name="ce33"/>
          <table:covered-table-cell table:style-name="ce35"/>
          <table:table-cell table:style-name="ce36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36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36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36" office:value-type="string" table:number-columns-spanned="4" table:number-rows-spanned="1">
            <text:p>Project</text:p>
          </table:table-cell>
          <table:covered-table-cell table:number-columns-repeated="3" table:style-name="ce41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1">
          <table:table-cell/>
          <table:table-cell table:style-name="ce10"/>
          <table:table-cell table:style-name="ce16" table:number-columns-repeated="4"/>
          <table:table-cell table:style-name="ce25" office:value-type="string">
            <text:p></text:p>
          </table:table-cell>
          <table:table-cell table:style-name="ce27"/>
          <table:table-cell table:number-columns-repeated="11"/>
          <table:table-cell>
            <draw:custom-shape table:end-cell-address="Layout.Y15" table:end-x="0.0094in" table:end-y="0.0555in" draw:z-index="3" draw:style-name="gr1" draw:text-style-name="P1" svg:width="1.061in" svg:height="0.3028in" svg:x="0.0449in" svg:y="0.1087in">
              <text:p text:style-name="P1">Navigation</text:p>
              <draw:enhanced-geometry svg:viewBox="0 0 21600 21600" draw:text-areas="800 800 20800 20800" draw:type="round-rectangular-callout" draw:modifiers="-4871.21661721068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"/>
          <table:table-cell table:style-name="ce42"/>
          <table:table-cell table:style-name="ce45" table:number-columns-repeated="7"/>
          <table:table-cell table:style-name="ce66"/>
          <table:table-cell table:number-columns-repeated="986"/>
        </table:table-row>
        <table:table-row table:style-name="ro1">
          <table:table-cell table:number-columns-repeated="2"/>
          <table:table-cell office:value-type="string">
            <text:p>Menu chức năng</text:p>
          </table:table-cell>
          <table:table-cell table:number-columns-repeated="6"/>
          <table:table-cell>
            <draw:custom-shape table:end-cell-address="Layout.O16" table:end-x="0.0102in" table:end-y="0.076in" draw:z-index="6" draw:style-name="gr1" draw:text-style-name="P1" svg:width="1.061in" svg:height="0.3035in" svg:x="0.0457in" svg:y="0.128in">
              <text:p text:style-name="P1">Minimize menu</text:p>
              <draw:enhanced-geometry svg:viewBox="0 0 21600 21600" draw:text-areas="800 800 20800 20800" draw:type="round-rectangular-callout" draw:modifiers="-11841.5430267062 -17061.4785992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>
            <draw:custom-shape table:end-cell-address="Layout.V24" table:end-x="0.0024in" table:end-y="0.0563in" draw:z-index="8" draw:style-name="gr1" draw:text-style-name="P1" svg:width="1.7126in" svg:height="0.3039in" svg:x="0.0445in" svg:y="0.1079in">
              <text:p text:style-name="P1">Main screen of modules</text:p>
              <draw:enhanced-geometry svg:viewBox="0 0 21600 21600" draw:text-areas="800 800 20800 20800" draw:type="round-rectangular-callout" draw:modifiers="5197.70167777522 -1482.9015544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5"/>
          <table:table-cell table:style-name="ce42"/>
          <table:table-cell table:style-name="ce45" table:number-columns-repeated="7"/>
          <table:table-cell table:style-name="ce66"/>
          <table:table-cell table:number-columns-repeated="986"/>
        </table:table-row>
        <table:table-row table:style-name="ro1">
          <table:table-cell table:number-columns-repeated="5"/>
          <table:table-cell>
            <draw:custom-shape table:end-cell-address="Layout.K24" table:end-x="0.0787in" table:end-y="0.1606in" draw:z-index="4" draw:style-name="gr1" draw:text-style-name="P1" svg:width="1.061in" svg:height="0.3035in" svg:x="0.1142in" svg:y="0.0346in">
              <text:p text:style-name="P1">Menu</text:p>
              <draw:enhanced-geometry svg:viewBox="0 0 21600 21600" draw:text-areas="800 800 20800 20800" draw:type="round-rectangular-callout" draw:modifiers="-4871.21661721068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Layout.AC29" table:end-x="0.1118in" table:end-y="0.013in" draw:z-index="5" draw:style-name="gr1" draw:text-style-name="P1" svg:width="1.061in" svg:height="0.3035in" svg:x="0.1472in" svg:y="0.065in">
              <text:p text:style-name="P1">Right Panel</text:p>
              <draw:enhanced-geometry svg:viewBox="0 0 21600 21600" draw:text-areas="800 800 20800 20800" draw:type="round-rectangular-callout" draw:modifiers="25998.5163204748 -15576.6536964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Layout.L32" table:end-x="0.1776in" table:end-y="0.0354in" draw:z-index="9" draw:style-name="gr1" draw:text-style-name="P1" svg:width="1.061in" svg:height="0.3035in" svg:x="0.213in" svg:y="0.0874in">
              <text:p text:style-name="P1">Quảng cáo</text:p>
              <draw:enhanced-geometry svg:viewBox="0 0 21600 21600" draw:text-areas="800 800 20800 20800" draw:type="round-rectangular-callout" draw:modifiers="-4871.21661721068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>
            <draw:custom-shape table:end-cell-address="Layout.AD34" table:end-x="0.035in" table:end-y="0.0039in" draw:z-index="10" draw:style-name="gr1" draw:text-style-name="P1" svg:width="1.061in" svg:height="0.3035in" svg:x="0.0705in" svg:y="0.0563in">
              <text:p text:style-name="P1">Quảng cáo</text:p>
              <draw:enhanced-geometry svg:viewBox="0 0 21600 21600" draw:text-areas="800 800 20800 20800" draw:type="round-rectangular-callout" draw:modifiers="38080.4154302671 -15052.8497409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>
            <draw:custom-shape table:end-cell-address="Layout.U36" table:end-x="0.0441in" table:end-y="0.0551in" draw:z-index="7" draw:style-name="gr1" draw:text-style-name="P1" svg:width="1.061in" svg:height="0.3035in" svg:x="0.0799in" svg:y="0.1071in">
              <text:p text:style-name="P1">Footer</text:p>
              <draw:enhanced-geometry svg:viewBox="0 0 21600 21600" draw:text-areas="800 800 20800 20800" draw:type="round-rectangular-callout" draw:modifiers="18563.5014836795 34207.0038910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27"/>
          <table:table-cell table:style-name="ce44"/>
          <table:table-cell table:style-name="ce47" table:number-columns-repeated="7"/>
          <table:table-cell table:style-name="ce68"/>
          <table:table-cell table:number-columns-repeated="986"/>
        </table:table-row>
        <table:table-row table:style-name="ro1">
          <table:table-cell/>
          <table:table-cell table:style-name="ce13"/>
          <table:table-cell table:style-name="ce18" table:number-columns-repeated="5"/>
          <table:table-cell table:style-name="ce28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8"/>
          <table:table-cell table:style-name="ce18" office:value-type="string">
            <text:p>Lượt truy cập: xxxxxxx</text:p>
          </table:table-cell>
          <table:table-cell table:style-name="ce18" table:number-columns-repeated="5"/>
          <table:table-cell table:style-name="ce69"/>
          <table:table-cell table:number-columns-repeated="986"/>
        </table:table-row>
        <table:table-row table:style-name="ro1">
          <table:table-cell/>
          <table:table-cell table:style-name="ce14"/>
          <table:table-cell table:style-name="ce19" table:number-columns-repeated="29"/>
          <table:table-cell table:style-name="ce19" office:value-type="string">
            <text:p>Lượt đăng nhập: xxxxx</text:p>
          </table:table-cell>
          <table:table-cell table:style-name="ce19" table:number-columns-repeated="5"/>
          <table:table-cell table:style-name="ce70"/>
          <table:table-cell table:number-columns-repeated="986"/>
        </table:table-row>
      </table:table>
      <table:table table:name="Setting" table:style-name="ta1" table:print-ranges="Setting.A1:Setting.AX39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ystem code</text:p>
          </table:table-cell>
          <table:table-cell table:style-name="ce4" table:number-columns-repeated="3"/>
          <table:table-cell table:style-name="ce20"/>
          <table:table-cell table:style-name="ce21" office:value-type="string">
            <text:p>OOG</text:p>
          </table:table-cell>
          <table:table-cell table:style-name="ce23" table:number-columns-repeated="4"/>
          <table:table-cell table:style-name="ce1" office:value-type="string">
            <text:p>System name</text:p>
          </table:table-cell>
          <table:table-cell table:style-name="ce4" table:number-columns-repeated="3"/>
          <table:table-cell table:style-name="ce20"/>
          <table:table-cell table:style-name="ce23" office:value-type="string">
            <text:p>Open-Ones Gate</text:p>
          </table:table-cell>
          <table:table-cell table:style-name="ce23" table:number-columns-repeated="6"/>
          <table:table-cell table:style-name="ce1" office:value-type="string">
            <text:p>Screen code</text:p>
          </table:table-cell>
          <table:table-cell table:style-name="ce4" table:number-columns-repeated="2"/>
          <table:table-cell table:style-name="ce40"/>
          <table:table-cell table:style-name="ce23" office:value-type="string">
            <text:p>Setting</text:p>
          </table:table-cell>
          <table:table-cell table:style-name="ce23" table:number-columns-repeated="5"/>
          <table:table-cell table:style-name="ce48"/>
          <table:table-cell table:style-name="ce1" office:value-type="string">
            <text:p>Created date</text:p>
          </table:table-cell>
          <table:table-cell table:style-name="ce4" table:number-columns-repeated="2"/>
          <table:table-cell table:style-name="ce20"/>
          <table:table-cell table:style-name="ce62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" office:value-type="string">
            <text:p>Created by</text:p>
          </table:table-cell>
          <table:table-cell table:style-name="ce4" table:number-columns-repeated="2"/>
          <table:table-cell table:style-name="ce20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" office:value-type="string">
            <text:p>Project code</text:p>
          </table:table-cell>
          <table:table-cell table:style-name="ce4" table:number-columns-repeated="3"/>
          <table:table-cell table:style-name="ce20"/>
          <table:table-cell table:style-name="ce21" office:value-type="string">
            <text:p>OOG</text:p>
          </table:table-cell>
          <table:table-cell table:style-name="ce23" table:number-columns-repeated="4"/>
          <table:table-cell table:style-name="ce32" office:value-type="string">
            <text:p>Project name</text:p>
          </table:table-cell>
          <table:table-cell table:style-name="ce34" table:number-columns-repeated="3"/>
          <table:table-cell table:style-name="ce37"/>
          <table:table-cell table:style-name="ce23" office:value-type="string">
            <text:p>Open-Ones Gate</text:p>
          </table:table-cell>
          <table:table-cell table:style-name="ce23" table:number-columns-repeated="6"/>
          <table:table-cell table:style-name="ce1" office:value-type="string">
            <text:p>Screen name</text:p>
          </table:table-cell>
          <table:table-cell table:style-name="ce4" table:number-columns-repeated="2"/>
          <table:table-cell table:style-name="ce40"/>
          <table:table-cell table:style-name="ce23" office:value-type="string">
            <text:p>Setting</text:p>
          </table:table-cell>
          <table:table-cell table:style-name="ce23" table:number-columns-repeated="5"/>
          <table:table-cell table:style-name="ce48"/>
          <table:table-cell table:style-name="ce1" office:value-type="string">
            <text:p>Last modified</text:p>
          </table:table-cell>
          <table:table-cell table:style-name="ce4" table:number-columns-repeated="2"/>
          <table:table-cell table:style-name="ce20"/>
          <table:table-cell table:style-name="ce63" table:number-columns-spanned="4" table:number-rows-spanned="1"/>
          <table:covered-table-cell table:number-columns-repeated="3" table:style-name="ce41"/>
          <table:table-cell table:style-name="ce1" office:value-type="string">
            <text:p>Last modified by</text:p>
          </table:table-cell>
          <table:table-cell table:style-name="ce4" table:number-columns-repeated="3"/>
          <table:table-cell table:style-name="ce20"/>
          <table:table-cell table:style-name="ce21"/>
          <table:table-cell table:style-name="ce23" table:number-columns-repeated="2"/>
          <table:table-cell table:style-name="ce48"/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ministrative allows administrator configure the Open-One Gate by the menu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71" office:value-type="string">
            <text:p></text:p>
          </table:table-cell>
          <table:table-cell office:value-type="string">
            <text:p>Allow administrator create new, delete, change order of tab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1" office:value-type="string">
            <text:p></text:p>
          </table:table-cell>
          <table:table-cell office:value-type="string">
            <text:p>Allow administrator add authorized account to manage the content of tab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1" office:value-type="string">
            <text:p></text:p>
          </table:table-cell>
          <table:table-cell office:value-type="string">
            <text:p>Allow administrator manage supported language and it's resources</text:p>
          </table:table-cell>
          <table:table-cell table:number-columns-repeated="1020"/>
        </table:table-row>
        <table:table-row table:style-name="ro1">
          <table:table-cell table:number-columns-repeated="18"/>
          <table:table-cell>
            <draw:custom-shape table:end-cell-address="Setting.AK11" table:end-x="0.176in" table:end-y="0.0165in" draw:z-index="5" draw:style-name="gr1" draw:text-style-name="P1" svg:width="3.948in" svg:height="0.4083in" svg:x="0.1756in" svg:y="0.1417in">
              <text:p text:style-name="P1">This is the editor to maintain the content of each tab.</text:p>
              <draw:enhanced-geometry svg:viewBox="0 0 21600 21600" draw:text-areas="800 800 20800 20800" draw:type="round-rectangular-callout" draw:modifiers="2950.64313490876 65966.4416586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etting.AR34" table:end-x="0.1965in" table:end-y="0.0764in" draw:z-index="0" draw:name="Đồ họa 1" draw:style-name="gr3" draw:text-style-name="P1" svg:width="9.1665in" svg:height="4.3437in" svg:x="0.0217in" svg:y="0in">
              <draw:image xlink:href="Pictures/2000000700005AF400002B1AF786482C.svm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Setting.M18" table:end-x="0.0772in" table:end-y="0.0059in" draw:z-index="4" draw:style-name="gr4" svg:width="1.2941in" svg:height="0.6902in" svg:x="0.0988in" svg:y="0.0268in">
              <text:p>These dynamic tabs are created by menu <text:span text:style-name="T2">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etting.H20" table:end-x="0.2197in" table:end-y="0.1528in" draw:z-index="1" draw:style-name="gr5" svg:width="0.2524in" svg:height="0.2091in" svg:x="0.1866in" svg:y="0.1213in">
              <draw:text-box>
                <text:p><text:span text:style-name="T2">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7"/>
          <table:table-cell>
            <draw:frame table:end-cell-address="Setting.I21" table:end-x="0.2197in" table:end-y="0.1732in" draw:z-index="2" draw:style-name="gr5" svg:width="0.2524in" svg:height="0.2091in" svg:x="0.1866in" svg:y="0.1421in">
              <draw:text-box>
                <text:p><text:span text:style-name="T2"></text:span></text:p>
              </draw:text-box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etting.H23" table:end-x="0.0445in" table:end-y="0.0165in" draw:z-index="3" draw:style-name="gr5" svg:width="0.2524in" svg:height="0.2091in" svg:x="0.0114in" svg:y="0.163in">
              <draw:text-box>
                <text:p><text:span text:style-name="T2"></text:span></text:p>
              </draw:text-box>
            </draw:fram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etting.H25" table:end-x="0.2087in" table:end-y="0.1in" draw:z-index="6" draw:style-name="gr5" svg:width="0.6142in" svg:height="0.2091in" svg:x="0.0331in" svg:y="0.0689in">
              <draw:text-box>
                <text:p><text:span text:style-name="T2"></text:span></text:p>
              </draw:text-box>
            </draw:frame>
          </table:table-cell>
          <table:table-cell table:number-columns-repeated="1018"/>
        </table:table-row>
        <table:table-row table:style-name="ro1">
          <table:table-cell table:number-columns-repeated="5"/>
          <table:table-cell>
            <draw:frame table:end-cell-address="Setting.I26" table:end-x="0.0551in" table:end-y="0.1106in" draw:z-index="7" draw:style-name="gr5" svg:width="0.6142in" svg:height="0.2091in" svg:x="0.0988in" svg:y="0.0791in">
              <draw:text-box>
                <text:p><text:span text:style-name="T2"></text:span></text:p>
              </draw:text-box>
            </draw:frame>
          </table:table-cell>
          <table:table-cell table:number-columns-repeated="1018"/>
        </table:table-row>
        <table:table-row table:style-name="ro1">
          <table:table-cell table:number-columns-repeated="6"/>
          <table:table-cell>
            <draw:frame table:end-cell-address="Setting.J27" table:end-x="0.1539in" table:end-y="0.1311in" draw:z-index="8" draw:style-name="gr5" svg:width="0.6142in" svg:height="0.2091in" svg:x="0.1976in" svg:y="0.1in">
              <draw:text-box>
                <text:p><text:span text:style-name="T2">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6"/>
          <table:table-cell>
            <draw:frame table:end-cell-address="Setting.J28" table:end-x="0.0114in" table:end-y="0.1102in" draw:z-index="9" draw:style-name="gr5" svg:width="0.6142in" svg:height="0.2091in" svg:x="0.0551in" svg:y="0.0787in">
              <draw:text-box>
                <text:p><text:span text:style-name="T2">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8"/>
          <table:table-cell>
            <draw:frame table:end-cell-address="Setting.L29" table:end-x="0.0114in" table:end-y="0.1417in" draw:z-index="10" draw:style-name="gr5" svg:width="0.6142in" svg:height="0.2091in" svg:x="0.0551in" svg:y="0.1106in">
              <draw:text-box>
                <text:p><text:span text:style-name="T2"></text:span></text:p>
              </draw:text-box>
            </draw:frame>
          </table:table-cell>
          <table:table-cell table:number-columns-repeated="1015"/>
        </table:table-row>
        <table:table-row table:style-name="ro1">
          <table:table-cell table:number-columns-repeated="5"/>
          <table:table-cell>
            <draw:frame table:end-cell-address="Setting.I30" table:end-x="0.1102in" table:end-y="0.1413in" draw:z-index="11" draw:style-name="gr5" svg:width="0.6142in" svg:height="0.2091in" svg:x="0.1539in" svg:y="0.1102in">
              <draw:text-box>
                <text:p><text:span text:style-name="T2"></text:span></text:p>
              </draw:text-box>
            </draw:frame>
          </table:table-cell>
          <table:table-cell table:number-columns-repeated="1018"/>
        </table:table-row>
        <table:table-row table:style-name="ro1">
          <table:table-cell table:number-columns-repeated="8"/>
          <table:table-cell>
            <draw:frame table:end-cell-address="Setting.L32" table:end-x="0.0772in" table:end-y="0.0055in" draw:z-index="12" draw:style-name="gr5" svg:width="0.6142in" svg:height="0.2091in" svg:x="0.1209in" svg:y="0.152in">
              <draw:text-box>
                <text:p><text:span text:style-name="T2"></text:span></text:p>
              </draw:text-box>
            </draw:frame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<text:a xlink:href="file:///I:/Projects/Open-Ones%20Group/GoogleCode/trunk/OGate/Document/Design/Basic%20design/HTML%252520Layout/Setting%252520HTML%252520Layout/index.htm">View details in HTML Sample at "HTML Layout\Setting HTML Layout\index.htm"</text:a></text:p>
          </table:table-cell>
          <table:table-cell table:number-columns-repeated="1021"/>
        </table:table-row>
      </table:table>
      <table:table table:name="Template" table:style-name="ta1" table:print="false">
        <table:table-column table:style-name="co1" table:default-cell-style-name="ce1"/>
        <table:table-column table:style-name="co1" table:number-columns-repeated="3" table:default-cell-style-name="ce4"/>
        <table:table-column table:style-name="co1" table:default-cell-style-name="ce20"/>
        <table:table-column table:style-name="co1" table:default-cell-style-name="ce21"/>
        <table:table-column table:style-name="co1" table:number-columns-repeated="4" table:default-cell-style-name="ce23"/>
        <table:table-column table:style-name="co1" table:default-cell-style-name="ce1"/>
        <table:table-column table:style-name="co1" table:number-columns-repeated="3" table:default-cell-style-name="ce4"/>
        <table:table-column table:style-name="co1" table:default-cell-style-name="ce20"/>
        <table:table-column table:style-name="co1" table:number-columns-repeated="7" table:default-cell-style-name="ce23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40"/>
        <table:table-column table:style-name="co1" table:number-columns-repeated="6" table:default-cell-style-name="ce23"/>
        <table:table-column table:style-name="co1" table:default-cell-style-name="ce48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20"/>
        <table:table-column table:style-name="co1" table:default-cell-style-name="ce62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20"/>
        <table:table-column table:style-name="co1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4"/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6"/>
          <table:table-cell office:value-type="string">
            <text:p>Screen code</text:p>
          </table:table-cell>
          <table:table-cell table:number-columns-repeated="3"/>
          <table:table-cell office:value-type="string">
            <text:p>Layout</text:p>
          </table:table-cell>
          <table:table-cell table:number-columns-repeated="6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Project code</text:p>
          </table:table-cell>
          <table:table-cell table:number-columns-repeated="4"/>
          <table:table-cell office:value-type="string">
            <text:p>Product</text:p>
          </table:table-cell>
          <table:table-cell table:number-columns-repeated="4"/>
          <table:table-cell table:style-name="ce32" office:value-type="string">
            <text:p>Project name</text:p>
          </table:table-cell>
          <table:table-cell table:style-name="ce34" table:number-columns-repeated="3"/>
          <table:table-cell table:style-name="ce37"/>
          <table:table-cell office:value-type="string">
            <text:p>Product</text:p>
          </table:table-cell>
          <table:table-cell table:number-columns-repeated="6"/>
          <table:table-cell office:value-type="string">
            <text:p>Screen name</text:p>
          </table:table-cell>
          <table:table-cell table:number-columns-repeated="3"/>
          <table:table-cell office:value-type="string">
            <text:p>Layout</text:p>
          </table:table-cell>
          <table:table-cell table:number-columns-repeated="6"/>
          <table:table-cell office:value-type="string">
            <text:p>Last modified</text:p>
          </table:table-cell>
          <table:table-cell table:number-columns-repeated="3"/>
          <table:table-cell table:style-name="ce63" table:number-columns-spanned="4" table:number-rows-spanned="1"/>
          <table:covered-table-cell table:number-columns-repeated="3" table:style-name="ce41"/>
          <table:table-cell office:value-type="string">
            <text:p>Last modified by</text:p>
          </table:table-cell>
          <table:table-cell table:number-columns-repeated="2"/>
          <table:table-cell table:style-name="ce4"/>
          <table:table-cell table:style-name="ce20"/>
          <table:table-cell table:style-name="ce21"/>
          <table:table-cell table:style-name="ce23" table:number-columns-repeated="2"/>
          <table:table-cell table:style-name="ce48"/>
          <table:table-cell table:number-columns-repeated="9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1">05/21/2011</text:date>, <text:time>20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5-21T20:47:45.16</dc:date>
    <dc:creator>Thạch Lê</dc:creator>
    <meta:editing-duration>PT6H38M45S</meta:editing-duration>
    <meta:editing-cycles>18</meta:editing-cycles>
    <meta:generator>OpenOffice.org/3.3$Win32 OpenOffice.org_project/330m20$Build-9567</meta:generator>
    <meta:document-statistic meta:table-count="3" meta:cell-count="89" meta:object-count="26"/>
  </office:meta>
</office:document-meta>
</file>